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5528in"/>
    </style:style>
    <style:style style:name="Table1.B" style:family="table-column">
      <style:table-column-properties style:column-width="4.140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10"/>
    <style:style style:name="P3" style:family="paragraph" style:parent-style-name="Preformatted_20_Text" style:list-style-name="L10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Gerne! Hier kommt ein ausführlicher Lernzettel zu <text:span text:style-name="Strong_20_Emphasis"><text:span text:style-name="Source_20_Text">subprocess</text:span></text:span> in Python — so detailliert und praxisnah wie der zu <text:span text:style-name="Source_20_Text">concurrent.futures</text:span>.</text:p>
      <text:p text:style-name="Horizontal_20_Line"/>
      <text:h text:style-name="Heading_20_1" text:outline-level="1">Lernzettel: Python-Modul <text:span text:style-name="Source_20_Text">subprocess</text:span></text:h>
      <text:p text:style-name="Horizontal_20_Line"/>
      <text:h text:style-name="Heading_20_3" text:outline-level="3">1. Was ist <text:span text:style-name="Source_20_Text">subprocess</text:span>?</text:h>
      <text:list text:style-name="L1">
        <text:list-item>
          <text:p text:style-name="P4"><text:span text:style-name="Source_20_Text">subprocess</text:span> ist ein Standardmodul in Python, mit dem du externe Programme, Skripte oder Shell-Befehle ausführen kannst.</text:p>
        </text:list-item>
        <text:list-item>
          <text:p text:style-name="P4">Du kannst damit z.B. Bash-Skripte starten, Kommandozeilen-Tools aufrufen oder komplexe Shell-Kommandos ausführen.</text:p>
        </text:list-item>
      </text:list>
      <text:p text:style-name="Horizontal_20_Line"/>
      <text:h text:style-name="Heading_20_3" text:outline-level="3">2. Warum <text:span text:style-name="Source_20_Text">subprocess</text:span> verwenden?</text:h>
      <text:list text:style-name="L2">
        <text:list-item>
          <text:p text:style-name="P5">Es ersetzt veraltete Funktionen wie <text:span text:style-name="Source_20_Text">os.system()</text:span> und ist flexibler und sicherer.</text:p>
        </text:list-item>
        <text:list-item>
          <text:p text:style-name="P5">Du kannst Eingaben an das gestartete Programm geben, Ausgaben abfangen und Fehler kontrollieren.</text:p>
        </text:list-item>
        <text:list-item>
          <text:p text:style-name="P5">Du kannst sowohl synchron (Warten auf Fertigstellung) als auch asynchron arbeiten.</text:p>
        </text:list-item>
      </text:list>
      <text:p text:style-name="Horizontal_20_Line"/>
      <text:h text:style-name="Heading_20_3" text:outline-level="3">3. Grundlegende Funktionen</text:h>
      <text:list text:style-name="L3">
        <text:list-item>
          <text:p text:style-name="P6"><text:span text:style-name="Source_20_Text">subprocess.run()</text:span> — führt ein Kommando aus und wartet, bis es fertig ist.</text:p>
        </text:list-item>
        <text:list-item>
          <text:p text:style-name="P6"><text:span text:style-name="Source_20_Text">subprocess.Popen()</text:span> — startet ein Programm und erlaubt dir, später mit dem Prozess zu interagieren.</text:p>
        </text:list-item>
        <text:list-item>
          <text:p text:style-name="P6"><text:span text:style-name="Source_20_Text">subprocess.call()</text:span> — wie <text:span text:style-name="Source_20_Text">run()</text:span>, aber gibt nur den Rückgabecode zurück (ältere Methode).</text:p>
        </text:list-item>
      </text:list>
      <text:p text:style-name="Horizontal_20_Line"/>
      <text:h text:style-name="Heading_20_3" text:outline-level="3">4. <text:span text:style-name="Source_20_Text">subprocess.run()</text:span> — Das Standardwerkzeug</text:h>
      <text:p text:style-name="Preformatted_20_Text"><text:span text:style-name="Source_20_Text">import subprocess</text:span></text:p>
      <text:p text:style-name="Preformatted_20_Text"/>
      <text:p text:style-name="Preformatted_20_Text"><text:span text:style-name="Source_20_Text"># Einfaches Kommando ausführen und auf Ergebnis warten</text:span></text:p>
      <text:p text:style-name="Preformatted_20_Text"><text:span text:style-name="Source_20_Text">result = subprocess.run(["ls", "-l", "/home/user"], capture_output=True, text=True)</text:span></text:p>
      <text:p text:style-name="Preformatted_20_Text"/>
      <text:p text:style-name="Preformatted_20_Text"><text:span text:style-name="Source_20_Text">print("Rückgabecode:", result.returncode)</text:span></text:p>
      <text:p text:style-name="Preformatted_20_Text"><text:span text:style-name="Source_20_Text">print("Standardausgabe:")</text:span></text:p>
      <text:p text:style-name="Preformatted_20_Text"><text:span text:style-name="Source_20_Text">print(result.stdout)</text:span></text:p>
      <text:p text:style-name="Preformatted_20_Text"><text:span text:style-name="Source_20_Text">print("Fehlerausgabe:")</text:span></text:p>
      <text:p text:style-name="P1"><text:span text:style-name="Source_20_Text">print(result.stderr)</text:span></text:p>
      <text:p text:style-name="Text_20_body"><text:soft-page-break/><text:span text:style-name="Strong_20_Emphasis">Erklärung:</text:span></text:p>
      <text:list text:style-name="L4">
        <text:list-item>
          <text:p text:style-name="P7"><text:span text:style-name="Source_20_Text">["ls", "-l", "/home/user"]</text:span> ist eine Liste von Argumenten (Programm + Parameter).</text:p>
        </text:list-item>
        <text:list-item>
          <text:p text:style-name="P7"><text:span text:style-name="Source_20_Text">capture_output=True</text:span> fängt stdout und stderr ab.</text:p>
        </text:list-item>
        <text:list-item>
          <text:p text:style-name="P7"><text:span text:style-name="Source_20_Text">text=True</text:span> gibt die Ausgaben als Strings (statt Bytes) zurück.</text:p>
        </text:list-item>
        <text:list-item>
          <text:p text:style-name="P7"><text:span text:style-name="Source_20_Text">result.returncode</text:span> ist 0 bei Erfolg, sonst Fehlercode.</text:p>
        </text:list-item>
      </text:list>
      <text:p text:style-name="Horizontal_20_Line"/>
      <text:h text:style-name="Heading_20_3" text:outline-level="3">5. Wichtige Parameter von <text:span text:style-name="Source_20_Text">subprocess.run()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Funk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args</text:span></text:p>
          </table:table-cell>
          <table:table-cell table:style-name="Table1.A1" office:value-type="string">
            <text:p text:style-name="Table_20_Contents">Liste oder String mit dem Befehl und Argument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capture_output</text:span></text:p>
          </table:table-cell>
          <table:table-cell table:style-name="Table1.A1" office:value-type="string">
            <text:p text:style-name="Table_20_Contents">stdout und stderr abfangen (True/False)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dout</text:span></text:p>
          </table:table-cell>
          <table:table-cell table:style-name="Table1.A1" office:value-type="string">
            <text:p text:style-name="Table_20_Contents">z.B. <text:span text:style-name="Source_20_Text">subprocess.PIPE</text:span> um stdout zu captur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stderr</text:span></text:p>
          </table:table-cell>
          <table:table-cell table:style-name="Table1.A1" office:value-type="string">
            <text:p text:style-name="Table_20_Contents">wie stdout für Fehlerausgab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text</text:span> oder <text:span text:style-name="Source_20_Text">universal_newlines</text:span></text:p>
          </table:table-cell>
          <table:table-cell table:style-name="Table1.A1" office:value-type="string">
            <text:p text:style-name="Table_20_Contents">Ausgaben als Text (statt Bytes)</text:p>
          </table:table-cell>
        </table:table-row>
        <table:table-row>
          <table:table-cell table:style-name="Table1.A1" office:value-type="string">
            <text:p text:style-name="Table_20_Contents"><text:span text:style-name="Source_20_Text">shell</text:span></text:p>
          </table:table-cell>
          <table:table-cell table:style-name="Table1.A1" office:value-type="string">
            <text:p text:style-name="Table_20_Contents">Kommando durch Shell ausführen (Achtung: Sicherheitsrisiko)</text:p>
          </table:table-cell>
        </table:table-row>
        <table:table-row>
          <table:table-cell table:style-name="Table1.A1" office:value-type="string">
            <text:p text:style-name="Table_20_Contents"><text:span text:style-name="Source_20_Text">timeout</text:span></text:p>
          </table:table-cell>
          <table:table-cell table:style-name="Table1.A1" office:value-type="string">
            <text:p text:style-name="Table_20_Contents">Max. Zeit in Sekunden, nach der abgebrochen wird</text:p>
          </table:table-cell>
        </table:table-row>
        <table:table-row>
          <table:table-cell table:style-name="Table1.A1" office:value-type="string">
            <text:p text:style-name="Table_20_Contents"><text:span text:style-name="Source_20_Text">check</text:span></text:p>
          </table:table-cell>
          <table:table-cell table:style-name="Table1.A1" office:value-type="string">
            <text:p text:style-name="Table_20_Contents">Bei Fehler (returncode != 0) eine Exception werfen</text:p>
          </table:table-cell>
        </table:table-row>
        <table:table-row>
          <table:table-cell table:style-name="Table1.A1" office:value-type="string">
            <text:p text:style-name="Table_20_Contents"><text:span text:style-name="Source_20_Text">input</text:span></text:p>
          </table:table-cell>
          <table:table-cell table:style-name="Table1.A1" office:value-type="string">
            <text:p text:style-name="Table_20_Contents">Daten an das Programm über stdin schicken</text:p>
          </table:table-cell>
        </table:table-row>
      </table:table>
      <text:p text:style-name="Horizontal_20_Line"/>
      <text:h text:style-name="Heading_20_3" text:outline-level="3">6. Beispiel: Kommando mit Timeout und Fehlerbehandlung</text:h>
      <text:p text:style-name="Preformatted_20_Text"><text:span text:style-name="Source_20_Text">try:</text:span></text:p>
      <text:p text:style-name="Preformatted_20_Text"><text:span text:style-name="Source_20_Text"><text:s text:c="4"/>result = subprocess.run(</text:span></text:p>
      <text:p text:style-name="Preformatted_20_Text"><text:span text:style-name="Source_20_Text"><text:s text:c="8"/>["sleep", "5"], <text:s/># Programm, das 5 Sekunden wartet</text:span></text:p>
      <text:p text:style-name="Preformatted_20_Text"><text:span text:style-name="Source_20_Text"><text:s text:c="8"/>timeout=3, <text:s text:c="6"/># Wir erlauben nur 3 Sekunden</text:span></text:p>
      <text:p text:style-name="Preformatted_20_Text"><text:span text:style-name="Source_20_Text"><text:s text:c="8"/>check=True <text:s text:c="6"/># Fehler werfen, wenn returncode != 0</text:span></text:p>
      <text:p text:style-name="Preformatted_20_Text"><text:span text:style-name="Source_20_Text"><text:s text:c="4"/>)</text:span></text:p>
      <text:p text:style-name="Preformatted_20_Text"><text:span text:style-name="Source_20_Text">except subprocess.TimeoutExpired:</text:span></text:p>
      <text:p text:style-name="Preformatted_20_Text"><text:span text:style-name="Source_20_Text"><text:s text:c="4"/>print("Das Kommando hat zu lange gebraucht und wurde abgebrochen!")</text:span></text:p>
      <text:p text:style-name="Preformatted_20_Text"><text:span text:style-name="Source_20_Text">except subprocess.CalledProcessError as e:</text:span></text:p>
      <text:p text:style-name="Preformatted_20_Text"><text:span text:style-name="Source_20_Text"><text:s text:c="4"/>print(f"Kommando schlug fehl mit Fehlercode {e.returncode}")</text:span></text:p>
      <text:p text:style-name="Preformatted_20_Text"><text:span text:style-name="Source_20_Text">else:</text:span></text:p>
      <text:p text:style-name="P1"><text:span text:style-name="Source_20_Text"><text:s text:c="4"/>print("Kommando erfolgreich beendet")</text:span></text:p>
      <text:p text:style-name="Horizontal_20_Line"/>
      <text:h text:style-name="Heading_20_3" text:outline-level="3">7. <text:span text:style-name="Source_20_Text">subprocess.Popen()</text:span> — Für mehr Kontrolle</text:h>
      <text:list text:style-name="L5">
        <text:list-item>
          <text:p text:style-name="P8"><text:span text:style-name="Source_20_Text">Popen</text:span> startet den Prozess, ohne auf Fertigstellung zu warten.</text:p>
        </text:list-item>
        <text:list-item>
          <text:p text:style-name="P8">Du kannst Ein-/Ausgaben manuell lesen oder schreiben.</text:p>
        </text:list-item>
        <text:list-item>
          <text:p text:style-name="P8">Ideal für asynchrone oder interaktive Programme.</text:p>
        </text:list-item>
      </text:list>
      <text:p text:style-name="Preformatted_20_Text"><text:span text:style-name="Source_20_Text">import subprocess</text:span></text:p>
      <text:p text:style-name="Preformatted_20_Text"/>
      <text:p text:style-name="Preformatted_20_Text"><text:soft-page-break/><text:span text:style-name="Source_20_Text">p = subprocess.Popen(["grep", "python"], stdin=subprocess.PIPE, stdout=subprocess.PIPE, text=True)</text:span></text:p>
      <text:p text:style-name="Preformatted_20_Text"/>
      <text:p text:style-name="Preformatted_20_Text"><text:span text:style-name="Source_20_Text"># Schreibe Text in das Programm (stdin)</text:span></text:p>
      <text:p text:style-name="Preformatted_20_Text"><text:span text:style-name="Source_20_Text">stdout, stderr = p.communicate("python ist toll\njava auch\npython rocks\n")</text:span></text:p>
      <text:p text:style-name="Preformatted_20_Text"/>
      <text:p text:style-name="Preformatted_20_Text"><text:span text:style-name="Source_20_Text">print("Ergebnis von grep:")</text:span></text:p>
      <text:p text:style-name="P1"><text:span text:style-name="Source_20_Text">print(stdout)</text:span></text:p>
      <text:p text:style-name="Text_20_body"><text:span text:style-name="Strong_20_Emphasis">Erklärung:</text:span></text:p>
      <text:list text:style-name="L6">
        <text:list-item>
          <text:p text:style-name="P9"><text:span text:style-name="Source_20_Text">communicate()</text:span> sendet Daten an stdin und liest stdout/stderr, wartet bis Prozess fertig ist.</text:p>
        </text:list-item>
        <text:list-item>
          <text:p text:style-name="P9">Ohne <text:span text:style-name="Source_20_Text">communicate()</text:span> kannst du mit <text:span text:style-name="Source_20_Text">p.stdin.write()</text:span>, <text:span text:style-name="Source_20_Text">p.stdout.read()</text:span> etc. arbeiten, musst dann aber selbst auf Prozessende warten.</text:p>
        </text:list-item>
      </text:list>
      <text:p text:style-name="Horizontal_20_Line"/>
      <text:h text:style-name="Heading_20_3" text:outline-level="3">8. <text:span text:style-name="Source_20_Text">shell=True</text:span> — Wann und wie?</text:h>
      <text:list text:style-name="L7">
        <text:list-item>
          <text:p text:style-name="P10">Wenn du z.B. einen Shell-Befehl mit Pipes oder Variablen ausführst, brauchst du oft <text:span text:style-name="Source_20_Text">shell=True</text:span>:</text:p>
        </text:list-item>
      </text:list>
      <text:p text:style-name="P1"><text:span text:style-name="Source_20_Text">subprocess.run("ls -l | grep py", shell=True)</text:span></text:p>
      <text:list text:style-name="L8">
        <text:list-item>
          <text:p text:style-name="P11"><text:span text:style-name="Strong_20_Emphasis">Warnung:</text:span> Benutze <text:span text:style-name="Source_20_Text">shell=True</text:span> nur, wenn du die Eingaben kontrollierst — sonst kann es zu Sicherheitslücken (Injection) kommen!</text:p>
        </text:list-item>
      </text:list>
      <text:p text:style-name="Horizontal_20_Line"/>
      <text:h text:style-name="Heading_20_3" text:outline-level="3">9. Rückgabewerte verstehen</text:h>
      <text:list text:style-name="L9">
        <text:list-item>
          <text:p text:style-name="P12"><text:span text:style-name="Source_20_Text">returncode</text:span> ist 0 → Erfolg</text:p>
        </text:list-item>
        <text:list-item>
          <text:p text:style-name="P12"><text:span text:style-name="Source_20_Text">returncode</text:span> ungleich 0 → Fehler, oft systemabhängig</text:p>
        </text:list-item>
        <text:list-item>
          <text:p text:style-name="P12">Exceptions: <text:span text:style-name="Source_20_Text">TimeoutExpired</text:span>, <text:span text:style-name="Source_20_Text">CalledProcessError</text:span> (wenn <text:span text:style-name="Source_20_Text">check=True</text:span> gesetzt ist)</text:p>
        </text:list-item>
      </text:list>
      <text:p text:style-name="Horizontal_20_Line"/>
      <text:h text:style-name="Heading_20_3" text:outline-level="3">10. Beispiel: Bash-Skript ausführen und Rückgabewert prüfen</text:h>
      <text:p text:style-name="Preformatted_20_Text"><text:span text:style-name="Source_20_Text">result = subprocess.run(["/path/to/script.sh"], capture_output=True, text=True)</text:span></text:p>
      <text:p text:style-name="Preformatted_20_Text"/>
      <text:p text:style-name="Preformatted_20_Text"><text:span text:style-name="Source_20_Text">if result.returncode == 0:</text:span></text:p>
      <text:p text:style-name="Preformatted_20_Text"><text:span text:style-name="Source_20_Text"><text:s text:c="4"/>print("Script lief erfolgreich:")</text:span></text:p>
      <text:p text:style-name="Preformatted_20_Text"><text:span text:style-name="Source_20_Text"><text:s text:c="4"/>print(result.stdout)</text:span></text:p>
      <text:p text:style-name="Preformatted_20_Text"><text:span text:style-name="Source_20_Text">else:</text:span></text:p>
      <text:p text:style-name="Preformatted_20_Text"><text:span text:style-name="Source_20_Text"><text:s text:c="4"/>print("Script schlug fehl:")</text:span></text:p>
      <text:p text:style-name="P1"><text:span text:style-name="Source_20_Text"><text:s text:c="4"/>print(result.stderr)</text:span></text:p>
      <text:p text:style-name="Horizontal_20_Line"/>
      <text:h text:style-name="Heading_20_3" text:outline-level="3">11. Nützliche Patterns für deine Bash-Skripte im Python-Programm</text:h>
      <text:list text:style-name="L10">
        <text:list-item>
          <text:p text:style-name="P13"><text:span text:style-name="Strong_20_Emphasis">Input an Skript übergeben:</text:span></text:p>
          <text:p text:style-name="P3"><text:span text:style-name="Source_20_Text">subprocess.run(["./myscript.sh", "argument1", "argument2"])</text:span></text:p>
        </text:list-item>
        <text:list-item>
          <text:p text:style-name="P13"><text:soft-page-break/><text:span text:style-name="Strong_20_Emphasis">Output aus Skript lesen:</text:span></text:p>
          <text:p text:style-name="P2"><text:span text:style-name="Source_20_Text">result = subprocess.run(["./myscript.sh"], capture_output=True, text=True)</text:span></text:p>
          <text:p text:style-name="P3"><text:span text:style-name="Source_20_Text">print(result.stdout)</text:span></text:p>
        </text:list-item>
        <text:list-item>
          <text:p text:style-name="P13"><text:span text:style-name="Strong_20_Emphasis">Mit Fehler umgehen:</text:span></text:p>
          <text:p text:style-name="P2"><text:span text:style-name="Source_20_Text">try:</text:span></text:p>
          <text:p text:style-name="P2"><text:span text:style-name="Source_20_Text"><text:s text:c="4"/>subprocess.run(["./myscript.sh"], check=True)</text:span></text:p>
          <text:p text:style-name="P2"><text:span text:style-name="Source_20_Text">except subprocess.CalledProcessError:</text:span></text:p>
          <text:p text:style-name="P3"><text:span text:style-name="Source_20_Text"><text:s text:c="4"/>print("Skript ist fehlgeschlagen!")</text:span></text:p>
        </text:list-item>
        <text:list-item>
          <text:p text:style-name="P13"><text:span text:style-name="Strong_20_Emphasis">Timeout setzen:</text:span></text:p>
          <text:p text:style-name="P3"><text:span text:style-name="Source_20_Text">subprocess.run(["./myscript.sh"], timeout=10)</text:span></text:p>
        </text:list-item>
      </text:list>
      <text:p text:style-name="Horizontal_20_Line"/>
      <text:h text:style-name="Heading_20_3" text:outline-level="3">12. Häufig genutzte Module mit <text:span text:style-name="Source_20_Text">subprocess</text:span></text:h>
      <text:list text:style-name="L11">
        <text:list-item>
          <text:p text:style-name="P14"><text:span text:style-name="Source_20_Text">os</text:span> für Pfad- und Umgebungsvariablen</text:p>
        </text:list-item>
        <text:list-item>
          <text:p text:style-name="P14"><text:span text:style-name="Source_20_Text">shlex</text:span> um Strings sicher in Kommando-Argumentlisten zu zerlegen (wichtig bei <text:span text:style-name="Source_20_Text">shell=False</text:span>)</text:p>
        </text:list-item>
        <text:list-item>
          <text:p text:style-name="P14"><text:span text:style-name="Source_20_Text">logging</text:span> für Ausgabe- und Fehlerprotokollierung</text:p>
        </text:list-item>
      </text:list>
      <text:p text:style-name="Horizontal_20_Line"/>
      <text:h text:style-name="Heading_20_3" text:outline-level="3">13. Zusammenfassung</text:h>
      <text:list text:style-name="L12">
        <text:list-item>
          <text:p text:style-name="P15"><text:span text:style-name="Source_20_Text">subprocess</text:span> ist dein Werkzeug, wenn du externe Prozesse, Bash-Skripte oder Shell-Befehle aus Python starten willst.</text:p>
        </text:list-item>
        <text:list-item>
          <text:p text:style-name="P15">Nutze <text:span text:style-name="Source_20_Text">subprocess.run()</text:span> für einfache, synchrone Ausführung mit gutem Fehlerhandling.</text:p>
        </text:list-item>
        <text:list-item>
          <text:p text:style-name="P15">Nutze <text:span text:style-name="Source_20_Text">subprocess.Popen()</text:span> für mehr Kontrolle (z.B. Kommunikation mit dem Prozess).</text:p>
        </text:list-item>
        <text:list-item>
          <text:p text:style-name="P15">Vermeide wenn möglich <text:span text:style-name="Source_20_Text">shell=True</text:span> aus Sicherheitsgründen.</text:p>
        </text:list-item>
        <text:list-item>
          <text:p text:style-name="P15">Fang Fehler und Timeouts ab, um robuste Programme zu schreiben.</text:p>
        </text:list-item>
        <text:list-item>
          <text:p text:style-name="P15">Prüfe Rückgabewerte und Fehlerausgaben, besonders bei der Arbeit mit Bash-Skripten.</text:p>
        </text:list-item>
      </text:list>
      <text:p text:style-name="Horizontal_20_Line"/>
      <text:p text:style-name="Text_20_body">Falls du magst, kann ich dir noch Beispiele zeigen, wie du mit <text:span text:style-name="Source_20_Text">subprocess</text:span> parallele Bash-Aufrufe mit <text:span text:style-name="Source_20_Text">concurrent.futures</text:span> kombinierst — das ist super für dein Programm!<text:line-break/>Möchtest du da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9T16:29:49.586096999</meta:creation-date>
    <dc:date>2025-06-29T16:30:02.980121201</dc:date>
    <meta:editing-duration>PT13S</meta:editing-duration>
    <meta:editing-cycles>1</meta:editing-cycles>
    <meta:document-statistic meta:table-count="1" meta:image-count="0" meta:object-count="0" meta:page-count="4" meta:paragraph-count="115" meta:word-count="698" meta:character-count="5479" meta:non-whitespace-character-count="4849"/>
    <meta:generator>LibreOffice/24.2.7.2$Linux_X86_64 LibreOffice_project/420$Build-2</meta:generator>
  </office:meta>
</office:document-meta>
</file>